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cac6" officeooo:paragraph-rsid="0000cac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0218a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0218a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05fc1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05fc1a" style:font-size-asian="12.25pt" style:font-size-complex="14pt"/>
    </style:style>
    <style:style style:name="T1" style:family="text">
      <style:text-properties officeooo:rsid="00022d3d"/>
    </style:style>
    <style:style style:name="T2" style:family="text">
      <style:text-properties officeooo:rsid="0005fc1a"/>
    </style:style>
    <style:style style:name="T3" style:family="text">
      <style:text-properties officeooo:rsid="000605cd"/>
    </style:style>
    <style:style style:name="T4" style:family="text">
      <style:text-properties officeooo:rsid="0009b3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ite Analyse Fonctionnelle :</text:p>
      <text:p text:style-name="P4"/>
      <text:p text:style-name="P4"><text:span text:style-name="T2">Contraintes</text:span> :</text:p>
      <text:p text:style-name="P5"><text:tab/><text:span text:style-name="T3">Possibilite de creer des classes, d’y implementer des attributs, de creer des liens de type extends, include et d’associer la multiplicite.</text:span></text:p>
      <text:p text:style-name="P5"><text:tab/><text:span text:style-name="T4">Affichage direct en temps reel des classes en Java sur la fenetre.</text:span></text:p>
      <text:p text:style-name="P5"><text:tab/></text:p>
      <text:p text:style-name="P5"/>
      <text:p text:style-name="P3">Exclusions :</text:p>
      <text:p text:style-name="P2"><text:tab/><text:span text:style-name="T1">Adaptation a d’autres langages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3-26T11:52:44.460000000</dc:date>
    <meta:editing-duration>PT22M25S</meta:editing-duration>
    <meta:editing-cycles>8</meta:editing-cycles>
    <meta:document-statistic meta:table-count="0" meta:image-count="0" meta:object-count="0" meta:page-count="1" meta:paragraph-count="8" meta:word-count="45" meta:character-count="294" meta:non-whitespace-character-count="250"/>
  </office:meta>
</office:document-meta>
</file>